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Georgia" fo:font-size="24pt" fo:font-weight="bold" officeooo:rsid="001cb1b6" officeooo:paragraph-rsid="001cb1b6" style:font-size-asian="24pt" style:font-weight-asian="bold" style:font-size-complex="24pt" style:font-weight-complex="bold"/>
    </style:style>
    <style:style style:name="P2" style:family="paragraph" style:parent-style-name="Standard">
      <style:paragraph-properties fo:line-height="100%"/>
      <style:text-properties style:font-name="Georgia" officeooo:rsid="001cb1b6" officeooo:paragraph-rsid="001cb1b6"/>
    </style:style>
    <style:style style:name="P3" style:family="paragraph" style:parent-style-name="Standard">
      <style:paragraph-properties fo:line-height="100%"/>
      <style:text-properties style:font-name="Georgia" fo:font-size="14pt" officeooo:rsid="001cb1b6" officeooo:paragraph-rsid="001cb1b6" style:font-size-asian="14pt" style:font-size-complex="14pt"/>
    </style:style>
    <style:style style:name="P4" style:family="paragraph" style:parent-style-name="Standard">
      <style:paragraph-properties fo:line-height="100%"/>
      <style:text-properties style:font-name="Georgia" fo:font-size="14pt" officeooo:rsid="001cb1b6" officeooo:paragraph-rsid="00c4f2ee" style:font-size-asian="14pt" style:font-size-complex="14pt"/>
    </style:style>
    <style:style style:name="P5" style:family="paragraph" style:parent-style-name="Standard">
      <style:paragraph-properties fo:line-height="100%"/>
      <style:text-properties style:font-name="Georgia" fo:font-size="14pt" officeooo:rsid="00bd7139" officeooo:paragraph-rsid="00c4f2ee" style:font-size-asian="14pt" style:font-size-complex="14pt"/>
    </style:style>
    <style:style style:name="P6" style:family="paragraph" style:parent-style-name="Standard" style:list-style-name="L1">
      <style:paragraph-properties fo:line-height="100%"/>
      <style:text-properties style:font-name="Georgia" fo:font-size="14pt" officeooo:rsid="001cb1b6" officeooo:paragraph-rsid="001cb1b6" style:font-size-asian="14pt" style:font-size-complex="14pt"/>
    </style:style>
    <style:style style:name="P7" style:family="paragraph" style:parent-style-name="Standard" style:list-style-name="L2">
      <style:paragraph-properties fo:line-height="100%"/>
      <style:text-properties style:font-name="Georgia" fo:font-size="14pt" officeooo:rsid="001cb1b6" officeooo:paragraph-rsid="001cb1b6" style:font-size-asian="14pt" style:font-size-complex="14pt"/>
    </style:style>
    <style:style style:name="P8" style:family="paragraph" style:parent-style-name="Standard" style:list-style-name="L1">
      <style:paragraph-properties fo:line-height="100%"/>
      <style:text-properties style:font-name="Georgia" fo:font-size="14pt" officeooo:rsid="00b07d94" officeooo:paragraph-rsid="00b07d94" style:font-size-asian="14pt" style:font-size-complex="14pt"/>
    </style:style>
    <style:style style:name="P9" style:family="paragraph" style:parent-style-name="Standard" style:list-style-name="L2">
      <style:paragraph-properties fo:line-height="100%"/>
      <style:text-properties style:font-name="Georgia" fo:font-size="14pt" officeooo:rsid="00b20c83" officeooo:paragraph-rsid="00b20c83" style:font-size-asian="14pt" style:font-size-complex="14pt"/>
    </style:style>
    <style:style style:name="P10" style:family="paragraph" style:parent-style-name="Standard" style:list-style-name="L2">
      <style:paragraph-properties fo:line-height="100%"/>
      <style:text-properties style:font-name="Georgia" fo:font-size="14pt" officeooo:rsid="00d3bcdd" officeooo:paragraph-rsid="00d3bcdd" style:font-size-asian="14pt" style:font-size-complex="14pt"/>
    </style:style>
    <style:style style:name="T1" style:family="text">
      <style:text-properties fo:font-size="16pt" style:font-size-asian="16pt" style:font-size-complex="16pt"/>
    </style:style>
    <style:style style:name="T2" style:family="text">
      <style:text-properties officeooo:rsid="00203a52"/>
    </style:style>
    <style:style style:name="T3" style:family="text">
      <style:text-properties fo:font-weight="bold" officeooo:rsid="00203a52" style:font-weight-asian="bold" style:font-weight-complex="bold"/>
    </style:style>
    <style:style style:name="T4" style:family="text">
      <style:text-properties officeooo:rsid="00529d20"/>
    </style:style>
    <style:style style:name="T5" style:family="text">
      <style:text-properties officeooo:rsid="00b39c53"/>
    </style:style>
    <style:style style:name="T6" style:family="text">
      <style:text-properties officeooo:rsid="00b56959"/>
    </style:style>
    <style:style style:name="T7" style:family="text">
      <style:text-properties officeooo:rsid="00c4f2ee"/>
    </style:style>
    <style:style style:name="T8" style:family="text">
      <style:text-properties officeooo:rsid="00c54f26"/>
    </style:style>
    <style:style style:name="T9" style:family="text">
      <style:text-properties officeooo:rsid="00d03a87"/>
    </style:style>
    <style:style style:name="T10" style:family="text">
      <style:text-properties officeooo:rsid="00da3080"/>
    </style:style>
    <style:style style:name="T11" style:family="text">
      <style:text-properties officeooo:rsid="00db23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SITE</text:p>
      <text:p text:style-name="P2"><text:tab/><text:span text:style-name="T1">Pretty much whatever I want on a site.</text:span> </text:p>
      <text:list xml:id="list4294678859970719677" text:style-name="L1">
        <text:list-item>
          <text:p text:style-name="P6">A nice header with the words my simple site.</text:p>
        </text:list-item>
        <text:list-item>
          <text:p text:style-name="P6">Mobile for god’s sake, do it once motherfucker. </text:p>
        </text:list-item>
        <text:list-item>
          <text:p text:style-name="P6">icons, somehow somewhere, it’ll be there. Favicon and others. </text:p>
        </text:list-item>
        <text:list-item>
          <text:p text:style-name="P8">Content being some simple shit about design. </text:p>
        </text:list-item>
      </text:list>
      <text:p text:style-name="P3"/>
      <text:list xml:id="list7967489670530921593" text:style-name="L2">
        <text:list-item>
          <text:p text:style-name="P7">First paragraph shit, is quick view of shit I want, includes various bits and thoughts that I think would make the site better. </text:p>
        </text:list-item>
        <text:list-item>
          <text:p text:style-name="P7">Is this, descriptions of paragraphs and sections, for quick view and be able to remember what is where.</text:p>
        </text:list-item>
        <text:list-item>
          <text:p text:style-name="P7">General idea of what I want for site, will update as ideas come along and process continues.</text:p>
        </text:list-item>
        <text:list-item>
          <text:p text:style-name="P7">Is general first thoughts, as of some time I ago, I forget. Will continue to use as a section to add general/whatever thoughts about simple.</text:p>
        </text:list-item>
        <text:list-item>
          <text:p text:style-name="P7">Navbar only.</text:p>
        </text:list-item>
        <text:list-item>
          <text:p text:style-name="P9">Design content. </text:p>
        </text:list-item>
        <text:list-item>
          <text:p text:style-name="P10">Movie list, under content.</text:p>
        </text:list-item>
      </text:list>
      <text:p text:style-name="P3"><text:tab/></text:p>
      <text:p text:style-name="P3"><text:tab/>It’s a site where I can do what I want with it. Started out because I wanted to mock the image navbar, but now I will use it however. First off, creating a better navbar than image navbar to show off. <text:span text:style-name="T8">Second, off content, currently undecided (Mar 17), as of 11 Mar content first off will be movie list project. </text:span></text:p>
      <text:p text:style-name="P3"/>
      <text:p text:style-name="P3"><text:tab/>So what the fuck am I wanting? I think having some Esperanto in there would be cool. Not terribly sure what I’m going for, but for some reason I thought this was a good idea. I might try out some web dev with creating entries and user interaction with creating posts and removing them. Purely for myself because fuck security/user settings. I wouldn’t want to venture too far with anything like css shit, fuck I’m too tired to think of what is possible. I want to mock the nav bar image. I want to do that. This is a clear and defined goal, like some dumb pixel usage instead of percents. It’s what I need in a project. I think having it underneath the simple site title would be nice, a homage to something that profoundly impacted me. For colors, I can’t really think of anything too alright, maybe an okay green. Might mess with material design for mostly colors, but might try and use it. I still don’t understand how to though, being honest. <text:span text:style-name="T5">Material design colors work fine, for the navbar shit I've been doing. </text:span></text:p>
      <text:p text:style-name="P3"><text:soft-page-break/><text:tab/><text:span text:style-name="T6">Onto some content shit besides navbars. Still want to show the mock in some way, with it scaling down for mobile view. Not sure about that, ugh. Anyway, what I want for general content, right now at least, get some shit about design on there. Thinking shit like explaining some general design principles and basics. No clue about which, but some, oh yea I wanted to have it showcase my way of doing it. Don't care for that project yet, thinking of trying out a blog, which means learning ruby and all the shit.   Space for other content idea, movie list. I've been on this idea for a day or two now and it's interesting because it helps me and requires user interaction. My idea of it now is that it would be an unordered list which takes from inputs by user, and is just a list. It stays there, also with a removal button, and only displays a name of a movie. Later I could add other usage like a link to wherever, with an anchor tag. Am not sure about the use of tags in inputs though. Wonder, if I can make a max number of children for the list. </text:span></text:p>
      <text:p text:style-name="P3"/>
      <text:p text:style-name="P3"><text:tab/><text:span text:style-name="T2">Navbar shit. First question about what I’m doing, is there going to be a second one of my own? I know for the first one I’d like to make a recreation of theirs that’s also responsive. That means copied colors and the same general scheme. For spacing I’ll do what I have to with em/rem and stay away from pixels. Well, never mind the spacing issue, width percentage works just fine. Along with that spacing it seems like the site I’m taking it from has it use up most of the width so I will to. Spacing is pretty easy but I haven’t fine tuned it to fit across the page yet. Onto colors for now, it’s easy to get them from the image itself with the color picker tool. There’s some odd shit going on with the colors of the nav links. It’s a weird pattern of light to dark and with each color different until the middle one. Then it goes backwards. It’s dumb because the hovering color is the same across all, so I’ll just choose one for the non-active selection and do the same with hovered. Colors are a little weird, with how mouse hovering is on the colored box around the words. So colors are done to a nice point, being honest I don’t like these colors. I think it’s mostly how I have no relevant background though. For spacing, I have to change some shit like have all the links be the same size to fit across the screen. The strange shit is that it’s sized via the link inside of the lis and not just general sized shit. I’m not sure how it’ll look on mobile first of all because this mobile viewer in my browser is ass. Got browser up and I don’t think it makes a terrible difference besides preference, but nonetheless it’s good. For the spacing issue, forgot to apply percents instead of em. From it’s site, it’s site </text:span><text:soft-page-break/><text:span text:style-name="T2">because its weight is defined in pixels, it’s garbage. Was going to go on about how they’re all odd sized and yea, I forgot to try and make the link boxes all the same size. So found some nice shit, by purely messing around. Need to finally figure out how to remove the excess space that tends to pop up in the floating shit. Oh yea, still haven’t accounted for mobile design. What the shit, I didn’t need to float in the slightest. Fuck man, that was a whole, large learning experience. Now here’s the kicker, mobile. I think it’s possible, with just using inline shit, to make the width larger on mobile view. </text:span><text:span text:style-name="T3">!! </text:span><text:span text:style-name="T2">for mobile I need to change the hyper-link margins to 0 and the li width to about 4~%. I now need to look up how to apply mobile view shit and mess around in chrome as well as upload it to git or something, and my desktop view for viewing/testing in Firefox there. Media queries, makes me remember harsh times, but now I’m different, not so much though. I can’t believe I forgot them until now, it’s rather important to use these where I input various size related styling for mobile and then change to accommodate desktop and general larger views. To get it straight, I need to make the general li size 40% regularly and then mess around with media queries until I find a good enough viewer port to change it to around 10 or so. With the little changes I’m implementing, purely for sizing, then I can change as I want with various widths of the viewer port. I also need to manage the margin so it looks fine with all sizes. I think I may have to implement some odd type of width change to hyper-links so I can do without margin and instead size that way. I think the width option works the best with it changing easier as the ports change. Changing menu for mobile, and wondering if I should add that hamburger button to display/hide nav. If I do implement it, it’d be after the second nav bar instead of now. There is one thing I don’t like currently, the length of custom glass. The list has eight items so that’s nice, but what isn’t is that most are too lengthy. Oh well, I can deal with it. Custom glass only makes it odd when the screen is smaller, but with a desktop view it’s comfortable when the items all have the same size instead of fitting to the title. General question I have is that is it okay to have the nav bar items have little to no margin between each other? I want to say yes, but they look stuffy. Well, I don’t think it’s terrible, but I will look into it later because it doesn’t seem exactly necessary for now without any actual content. <text:s/>Finished first nav bar, mobile friendly too I think. Might wait on testing with multiple browsers, on my desktop ones that is. </text:span></text:p>
      <text:p text:style-name="P3"><text:tab/><text:span text:style-name="T4">Second nav bar. This one will be my own design/colors. I’m not sure how much I’d want to copy from mock, titles/items will definitely be changed. I’ll plan this off of what is already on the </text:span><text:soft-page-break/><text:span text:style-name="T4">site. By that I mean I’m taking a look at the site itself and seeing what would need an item on the nav bar. Thinking about it, I doubt commercial, residential, custom glass, and the others really need to be there. I’m not sure what’s really needed for this site because there’s already conventions in place for what this site has. I’m not sure how I’d go about revealing the links to various places on the site too without something like a site map. There’s various links on each page, leading to other sites, to the same site itself, and it’s all very well. I think having a general page for windows would be fine, but I also think that’s naive. I doubt a long page about windows is terribly useful for anybody. I think offering various links on the home page is nice. I should start with a general list of what’s easy to add to the nav bar: home, resources, contact, and some glass related page. The first three are obvious and easy, with a possible about stuffed in there to even it out. I think having the about on the home page is better though, at the bottom after shit like window links. I’m not planning on creating a whole site, so fuck that. I just need to figure a good name for the glass item then. Maybe gallery would be nice with various pictures they have of houses they’ve contracted or whatever. Then that’d push out an actual glass link page, and instead it’d be on the home page. Then is it a good idea to have an about page? Nah, I think it’d be a good addition to the contact page, or possibly just as a sort of general footer. I don’t have to think of this, just the nav bar for now and if it looks better to include an about item then I can. The question now is how do I want it to look? I think choosing colors first would be best, ignoring the site itself because those colors are those colors. Am going to try and place the nav bar next to the title, Simple Site, and have it collapse into the two by two item list when mobile. Float time. This is causing a fuck ton of problems with trying to have my nav bar be at the top with the title. Thinking about it I think just floating the title left, or probably just inline-block, to have both at the top. Yea, I don’t what the fuck to do, or to look up. What a fucking second, can’t I just add the title as a li? Fuck me, that seems so simple now. Okay I got it now, but fuck that was harsh. After this is mobile time, and for that I need to change the sizes in mobile mode starting from smallest, with like 40% width on li, except for the first which I will give 100%. Then it’s larger and larger until I have them all done.   Days later, I come back to it, well weeks later. I know I just added the title to the same li as the navbar, so what's after seems to be mobile support. To start off, I did most of the design for desktop view, so I'll comment out some shit I had for that and change it to mobile viewing at 320. Then I'll add the necessary media queries with the commented out portions. I have </text:span><text:soft-page-break/><text:span text:style-name="T4">to figure out what's nice in mobile view, which is probably the title centered and the navbar underneath it. I'm not so sure about spacing for the navbar, also the last part I'll do is change the moused over colors. Mobile support is go, now for color changing. I think I'm done for now. I've messed around with the option for hover changes, but I still not completely satisfied with the hover color, and I'm not so sure of the general color. Also, I might want to look into the general width over 1200. </text:span></text:p>
      <text:p text:style-name="P3"><text:tab/><text:span text:style-name="T9">(22m 7/Mar)Extra navbar shit, this time moving the non-used/mocks down as a footer/memorial item. Later on, I'll add more to this footer section, blog relevant shit like class/tag references. For now I'm moving the extras down bot. Also, trying to max-width the mock to it's original length to poke more fun at it. Max-width easy as fuck, and the problem I want an answer to is, footer width. Full length breaking out of the body width, and right now I think it's dumb. I did wish the colors of the nav/ul were across the width though, but not the content. It aligns with the rest of the page so that's nice. And, it's now colored across the page along the bottom, with it's inards restrained to the natural page width. It's ready for content now, and I've timed what I've done. Except for brainstorming. </text:span></text:p>
      <text:p text:style-name="P3"/>
      <text:p text:style-name="P4"><text:tab/><text:span text:style-name="T7">(10min) Brainstorm +, ()</text:span></text:p>
      <text:p text:style-name="P5"><text:tab/>Break for figuring out my design content. Content that's purely about my design process for sites. Start with a bit of file system shit, like git, and then onto pasting words onto a page. A little CSS for that showing off. I'd like it short, because it's annoying to figure out how I actually do all of this. I do most of my projects over months because I hardly devote time to them. So generally, I'm thinking all words. I'd like to use some shit like code brackets, or pretty much fun span sections to show how code looks. The grayed out portions of text that is pure code, CSS, even though I mostly use sass for it. This way it's a reference for me and I get to try out a project.  </text:p>
      <text:p text:style-name="P5"><text:tab/><text:span text:style-name="T10">Uncounted above about general idea for this one. Timed as of general process for figuring it out in head + here. (7 min) for typing below, grayness means afterthoughts/during process. (5m), after gray bar.</text:span></text:p>
      <text:p text:style-name="P5"><text:tab/><text:span text:style-name="T11">Movie list content, this would be something like a sidebar filler. It's basically a list of movies/shows I'd like to watch/remind myself for streaming or out of theater viewing. I have the general javascript already, and I doubt the jquery would be problematic. Anyway, the hardest part would be deciding the placement for it. I believe the left side should be for other things, and this content </text:span><text:soft-page-break/><text:span text:style-name="T11">would be on the right side taking little view priority. Means lower than other important shit. Might end up doing something similar along the input/list lines and end up creating a page for these, like a large schedule or something odd. Anyway, about simple, for now I should begin to slap it onto simple and see where I'm going. Later I'd like to look into creating a max number of entries for it, but I imagine that'd require some actual work with javascript, so I want to learn that first. For now, my main goal is to be able to add and remove items from the list, on the site. Then, finishing up would be having Moonlight, La La Land, and other big movie names I have in my head from however long ago.   What I'm thinking design wise, is a boxed area along the right side of the page. In it, simple input box with an 'add' button, and the input blank or something like to watch. After that is some general space, with the general idea that this should only take up a certain amount of space pointing toward my future addition of limited entries. The list items will be bulleted and I don't care for capitalization but I should for this, so I will leave that part up to the user. As for mobile support, I'm still thinking about that, and am not sure of it's usability. It's possible, but will appear clunky and what n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8:32:52.767805711</meta:creation-date>
    <dc:date>2017-03-13T17:15:16.912554456</dc:date>
    <meta:editing-duration>P1DT8H32M17S</meta:editing-duration>
    <meta:editing-cycles>163</meta:editing-cycles>
    <meta:generator>LibreOffice/4.3.3.2$Linux_X86_64 LibreOffice_project/430m0$Build-2</meta:generator>
    <meta:document-statistic meta:table-count="0" meta:image-count="0" meta:object-count="0" meta:page-count="6" meta:paragraph-count="24" meta:word-count="2781" meta:character-count="14721" meta:non-whitespace-character-count="11940"/>
  </office:meta>
</office:document-meta>
</file>